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cm" fo:margin-right="0cm" fo:margin-top="0cm" fo:margin-bottom="0.247cm" style:contextual-spacing="false" fo:text-indent="0cm" style:auto-text-indent="false"/>
    </style:style>
    <style:style style:name="P2" style:family="paragraph" style:parent-style-name="Heading_20_3">
      <style:paragraph-properties fo:break-before="page"/>
    </style:style>
    <style:style style:name="P3" style:family="paragraph" style:parent-style-name="Heading_20_4">
      <style:paragraph-properties fo:margin-left="0cm" fo:margin-right="0cm" fo:margin-top="0cm" fo:margin-bottom="0.247cm" style:contextual-spacing="false" fo:text-indent="0cm" style:auto-text-indent="false"/>
    </style:style>
    <style:style style:name="P4" style:family="paragraph" style:parent-style-name="Quotations">
      <style:text-properties fo:font-style="italic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>
      <style:text-properties fo:font-weight="bold"/>
    </style:style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P18" style:family="paragraph" style:parent-style-name="Text_20_body" style:list-style-name="L13"/>
    <style:style style:name="P19" style:family="paragraph" style:parent-style-name="Text_20_body" style:list-style-name="L14"/>
    <style:style style:name="P20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</style:style>
    <style:style style:name="P21" style:family="paragraph" style:parent-style-name="Text_20_body" style:list-style-name="L15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2" style:family="paragraph" style:parent-style-name="Text_20_body" style:list-style-name="L16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3" style:family="paragraph" style:parent-style-name="Text_20_body" style:list-style-name="L17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4" style:family="paragraph" style:parent-style-name="Text_20_body" style:list-style-name="L18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5" style:family="paragraph" style:parent-style-name="Text_20_body" style:list-style-name="L19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6" style:family="paragraph" style:parent-style-name="Text_20_body" style:list-style-name="L20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7" style:family="paragraph" style:parent-style-name="Text_20_body" style:list-style-name="L21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8" style:family="paragraph" style:parent-style-name="Text_20_body" style:list-style-name="L22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9" style:family="paragraph" style:parent-style-name="Text_20_body" style:list-style-name="L23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🔥 Configuración de Perfiles de Precalentamiento</text:h>
      <text:p text:style-name="P20">La mayoría de los firmwares (tanto el oficial de Creality como el Professional) te permiten editar y guardar dos perfiles básicos: PLA y ABS.</text:p>
      <text:h text:style-name="P3" text:outline-level="4">1. El Porqué de los Perfiles</text:h>
      <text:p text:style-name="P20">Las impresoras 3D necesitan alcanzar una temperatura de extrusión y una temperatura de cama específicas antes de empezar.</text:p>
      <text:list text:style-name="L15">
        <text:list-item>
          <text:p text:style-name="P21">Comodidad y rapidez: En lugar de ir a "Control" $\rightarrow$ "Temperaturas" $\rightarrow$ "Boquilla" y escribir $200^\circ\text{C}$, simplemente pulsas un botón y se calienta automáticamente a las temperaturas correctas para el material que estás usando.</text:p>
        </text:list-item>
        <text:list-item>
          <text:p text:style-name="P21">Adhesión de la primera capa: Es vital que la cama esté a su temperatura final antes de comenzar la impresión, ya que el material se adhiere mejor a una superficie caliente.</text:p>
        </text:list-item>
        <text:list-item>
          <text:p text:style-name="P21">Consistencia: Aseguras que siempre usas la misma temperatura de inicio, mejorando la fiabilidad de tus primeras capas.</text:p>
        </text:list-item>
      </text:list>
      <text:h text:style-name="P3" text:outline-level="4">2. Procedimiento para Guardar los Ajustes</text:h>
      <text:p text:style-name="P20">Usaremos el PLA (el material más común) como ejemplo, asumiendo una temperatura de boquilla de $200^\circ\text{C}$ y una cama de $60^\circ\text{C}$.</text:p>
      <text:list text:style-name="L16">
        <text:list-item>
          <text:p text:style-name="P22">Entrar al Menú de Control:</text:p>
          <text:list>
            <text:list-item>
              <text:p text:style-name="P22">Ve al menú principal y navega a Control o Configuración Avanzada (dependiendo del firmware).</text:p>
            </text:list-item>
            <text:list-item>
              <text:p text:style-name="P22">Busca la opción Temperaturas o Temperatura.</text:p>
            </text:list-item>
          </text:list>
        </text:list-item>
        <text:list-item>
          <text:p text:style-name="P22">Configurar las Temperaturas Iniciales:</text:p>
          <text:list>
            <text:list-item>
              <text:p text:style-name="P22">Bajo "Nozzle" (Boquilla), establece la temperatura deseada para tu PLA (ejemplo: $200^\circ\text{C}$).</text:p>
            </text:list-item>
            <text:list-item>
              <text:p text:style-name="P22">Bajo "Bed" (Cama), establece la temperatura deseada para tu PLA (ejemplo: $60^\circ\text{C}$).</text:p>
            </text:list-item>
          </text:list>
        </text:list-item>
        <text:list-item>
          <text:p text:style-name="P22">Guardar en el Perfil PLA:</text:p>
          <text:list>
            <text:list-item>
              <text:p text:style-name="P22">Navega de nuevo al menú Control o Configuración Avanzada.</text:p>
            </text:list-item>
            <text:list-item>
              <text:p text:style-name="P22">Busca la opción Preheat PLA Settings (Ajustes de Precalentamiento PLA) o una similar.</text:p>
            </text:list-item>
            <text:list-item>
              <text:p text:style-name="P22">Selecciona Guardar (o la opción que indique que quieres almacenar las temperaturas actuales en ese perfil).</text:p>
            </text:list-item>
          </text:list>
        </text:list-item>
        <text:list-item>
          <text:p text:style-name="P22">Guardar en la EEPROM (Paso Final y Crucial):</text:p>
          <text:list>
            <text:list-item>
              <text:p text:style-name="P22">Una vez guardado el perfil, debes asegurarte de que la impresora lo recuerde después de apagarla.</text:p>
            </text:list-item>
            <text:list-item>
              <text:p text:style-name="P22">Vuelve al menú Control.</text:p>
            </text:list-item>
            <text:list-item>
              <text:p text:style-name="P22"><text:soft-page-break/>Selecciona Store Settings (Guardar Configuración). Esto guarda todos los cambios que has hecho (Z-Offset, PID, y los nuevos perfiles de precalentamiento).</text:p>
            </text:list-item>
          </text:list>
        </text:list-item>
      </text:list>
      <text:h text:style-name="P3" text:outline-level="4">3. Repetir para ABS (u Otros Materiales)</text:h>
      <text:p text:style-name="P20">Repite el mismo proceso para el perfil ABS (o PETG), si imprimes esos materiales.</text:p>
      <text:list text:style-name="L17">
        <text:list-item>
          <text:p text:style-name="P23">Temperaturas Típicas para ABS: Boquilla $240^\circ\text{C}$ / Cama $100^\circ\text{C}$ (Asegúrate de tener un cerramiento al imprimir ABS).</text:p>
        </text:list-item>
      </text:list>
      <text:h text:style-name="P3" text:outline-level="4">4. Prueba Rápida</text:h>
      <text:list text:style-name="L18">
        <text:list-item>
          <text:p text:style-name="P24">Regresa al menú principal.</text:p>
        </text:list-item>
        <text:list-item>
          <text:p text:style-name="P24">Busca la opción Preheat (Precalentar).</text:p>
        </text:list-item>
        <text:list-item>
          <text:p text:style-name="P24">Selecciona Preheat PLA.</text:p>
        </text:list-item>
        <text:list-item>
          <text:p text:style-name="P24">La impresora debería empezar a calentarse automáticamente a los $200^\circ\text{C}$ y $60^\circ\text{C}$ que has definido.</text:p>
        </text:list-item>
      </text:list>
      <text:p text:style-name="Text_20_body"/>
      <text:h text:style-name="P2" text:outline-level="3">🌡️ Calibración PID: Estabilidad de Temperatura</text:h>
      <text:h text:style-name="P3" text:outline-level="4">1. El Porqué del PID</text:h>
      <text:p text:style-name="P20">Tu impresora 3D tiene un sistema de calefacción regulado por un algoritmo llamado PID (Proporcional-Integral-Derivativo).</text:p>
      <text:list text:style-name="L19">
        <text:list-item>
          <text:p text:style-name="P25">Sin PID Calibrado (Comportamiento por defecto): Cuando pides $200^\circ\text{C}$, el firmware aplica energía al calentador. Al acercarse a $200^\circ\text{C}$, si el PID no está bien ajustado, puede "pasarse de frenada" (overshoot) y subir a $205^\circ\text{C}$. Luego, baja a $195^\circ\text{C}$, y vuelve a subir. Esto crea un ciclo de oscilación térmica.</text:p>
        </text:list-item>
        <text:list-item>
          <text:p text:style-name="P25">Con PID Calibrado (Comportamiento ideal): El algoritmo aprende la inercia de tu calentador específico. Aplica la cantidad de energía justa para alcanzar $200^\circ\text{C}$ con precisión y luego aplica la energía de mantenimiento necesaria para quedarse fija en ese valor, sin oscilaciones.</text:p>
        </text:list-item>
      </text:list>
      <text:p text:style-name="P20">Consecuencias de un PID mal calibrado:</text:p>
      <text:list text:style-name="L20">
        <text:list-item>
          <text:p text:style-name="P26">Mala calidad de impresión: La extrusión es inconsistente si la temperatura varía.</text:p>
        </text:list-item>
        <text:list-item>
          <text:p text:style-name="P26">Alarmas de error (Thermal Runaway): Las grandes oscilaciones pueden activar las protecciones de seguridad del firmware.</text:p>
        </text:list-item>
      </text:list>
      <text:p text:style-name="Horizontal_20_Line"/>
      <text:h text:style-name="P1" text:outline-level="3">2. El Procedimiento de Calibración PID (PID Autotune)</text:h>
      <text:p text:style-name="P20">Este proceso se realiza enviando comandos específicos a la impresora desde un ordenador, ya que es la forma más precisa de ejecutar el algoritmo de aprendizaje.</text:p>
      <text:h text:style-name="P3" text:outline-level="4">Requisitos:</text:h>
      <text:list text:style-name="L21">
        <text:list-item>
          <text:p text:style-name="P27">Un ordenador (Windows, Mac o Linux).</text:p>
        </text:list-item>
        <text:list-item>
          <text:p text:style-name="P27">Un cable USB (Mini-USB o Micro-USB) para conectar la impresora al ordenador.</text:p>
        </text:list-item>
        <text:list-item>
          <text:p text:style-name="P27">Software de Control: Necesitas un programa que te permita enviar comandos G-Code a la impresora (ejemplos: Pronterface, OctoPrint o la consola de control de Cura/PrusaSlicer). Usaremos Pronterface por ser simple y gratuito.</text:p>
        </text:list-item>
      </text:list>
      <text:h text:style-name="P3" text:outline-level="4">Pasos:</text:h>
      <text:list text:style-name="L22">
        <text:list-item>
          <text:p text:style-name="P28">Conectar la Impresora: Conecta la Ender 3 V2 al ordenador mediante el cable USB y abre el software de control (ej. Pronterface).</text:p>
        </text:list-item>
        <text:list-item>
          <text:p text:style-name="P28">Identificar el Puerto: En el software, selecciona el puerto COM/USB correcto y la velocidad (baud rate) adecuada, que generalmente es 115200.</text:p>
        </text:list-item>
        <text:list-item>
          <text:p text:style-name="P28">Conectar: Haz clic en "Connect". Si la conexión es exitosa, verás mensajes en la consola.</text:p>
        </text:list-item>
        <text:list-item>
          <text:p text:style-name="P28">Enviar el Comando PID (Boquilla): Este comando le dice a la impresora que caliente la boquilla a $200^\circ\text{C}$ y haga 5 ciclos de prueba para aprender sus características.</text:p>
          <text:p text:style-name="P28">M303 E0 S200 C5</text:p>
          <text:list>
            <text:list-item>
              <text:p text:style-name="P28">M303: El comando de calibración PID (Autotune).</text:p>
            </text:list-item>
            <text:list-item>
              <text:p text:style-name="P28"><text:soft-page-break/>E0: Indica que la calibración es para el extrusor principal (la boquilla).</text:p>
            </text:list-item>
            <text:list-item>
              <text:p text:style-name="P28">S200: La temperatura objetivo (usa $200^\circ\text{C}$ como estándar para PLA).</text:p>
            </text:list-item>
            <text:list-item>
              <text:p text:style-name="P28">C5: Indica que realice 5 ciclos de prueba.</text:p>
            </text:list-item>
          </text:list>
        </text:list-item>
        <text:list-item>
          <text:p text:style-name="P28">Esperar el Proceso: La impresora comenzará a calentarse, enfriarse y calentarse de nuevo. Esto tardará unos 5 a 10 minutos. No toques nada.</text:p>
        </text:list-item>
        <text:list-item>
          <text:p text:style-name="P28">Recibir los Valores Finales: Cuando termine, la consola te mostrará una línea con los nuevos valores calculados de PID:</text:p>
          <text:p text:style-name="P28">PID Autotune finished. Kp: X.XX, Ki: Y.YY, Kd: Z.ZZ</text:p>
          <text:list>
            <text:list-item>
              <text:p text:style-name="P28">Donde Kp, Ki y Kd son tus nuevos valores. CÓPIALOS.</text:p>
            </text:list-item>
          </text:list>
        </text:list-item>
        <text:list-item>
          <text:p text:style-name="P28">Guardar los Nuevos Valores (Boquilla): Envía el siguiente comando, sustituyendo X, Y, Z por los valores que copiaste:</text:p>
          <text:p text:style-name="P28">M301 P X.XX I Y.YY D Z.ZZ</text:p>
        </text:list-item>
        <text:list-item>
          <text:p text:style-name="P28">Guardar en EEPROM (Boquilla): Envía el comando final para que los valores se mantengan fijos:</text:p>
          <text:p text:style-name="P28">M500</text:p>
        </text:list-item>
      </text:list>
      <text:h text:style-name="P3" text:outline-level="4">3. Calibración del PID de la Cama (Opcional, pero Recomendado)</text:h>
      <text:p text:style-name="P20">Repite el mismo proceso para la cama caliente. Se recomienda una temperatura de $60^\circ\text{C}$ (para PLA).</text:p>
      <text:list text:style-name="L23">
        <text:list-item>
          <text:p text:style-name="P29">Enviar el Comando PID (Cama):</text:p>
          <text:p text:style-name="P29">M303 E-1 S60 C5</text:p>
          <text:list>
            <text:list-item>
              <text:p text:style-name="P29">E-1: Indica que la calibración es para la cama.</text:p>
            </text:list-item>
          </text:list>
        </text:list-item>
        <text:list-item>
          <text:p text:style-name="P29">Recibir los Valores Finales (Cama): Copia los valores Kp, Ki y Kd que te dé la consola.</text:p>
        </text:list-item>
        <text:list-item>
          <text:p text:style-name="P29">Guardar los Nuevos Valores (Cama):</text:p>
          <text:p text:style-name="P29">M304 P X.XX I Y.YY D Z.ZZ</text:p>
          <text:list>
            <text:list-item>
              <text:p text:style-name="P29">M304 es el comando para guardar los valores PID de la cama.</text:p>
            </text:list-item>
          </text:list>
        </text:list-item>
        <text:list-item>
          <text:p text:style-name="P29">Guardar en EEPROM (Cama):</text:p>
          <text:p text:style-name="P29">M500</text:p>
        </text:list-item>
      </text:list>
      <text:p text:style-name="P20">Una vez completados estos pasos, tu Ender 3 V2 mantendrá las temperaturas de la boquilla y la cama de forma estable y precisa, lo que te dará una base sólida para impresiones de alta calidad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6T12:40:56.348775411</meta:creation-date>
    <dc:date>2025-12-16T13:02:31.986777886</dc:date>
    <meta:editing-duration>PT21M36S</meta:editing-duration>
    <meta:editing-cycles>3</meta:editing-cycles>
    <meta:generator>LibreOffice/24.2.2.2$Linux_X86_64 LibreOffice_project/d56cc158d8a96260b836f100ef4b4ef25d6f1a01</meta:generator>
    <meta:print-date>2025-12-16T12:44:40.908077396</meta:print-date>
    <meta:printed-by>Archivos PDF</meta:printed-by>
    <meta:document-statistic meta:table-count="0" meta:image-count="0" meta:object-count="0" meta:page-count="4" meta:paragraph-count="75" meta:word-count="1015" meta:character-count="6328" meta:non-whitespace-character-count="5436"/>
  </office:meta>
</office:document-meta>
</file>